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1da" officeooo:paragraph-rsid="001c3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breviations:</text:p>
      <text:p text:style-name="P1"/>
      <text:p text:style-name="P1">sowieso – sws</text:p>
      <text:p text:style-name="P1">even – ff</text:p>
      <text:p text:style-name="P1">in ieder geval – iig</text:p>
      <text:p text:style-name="P1">oké – ok</text:p>
      <text:p text:style-name="P1">geen probleem – np</text:p>
      <text:p text:style-name="P1">(ben) onderweg – omw</text:p>
      <text:p text:style-name="P1">eigenlijk – eig</text:p>
      <text:p text:style-name="P1">idd – inderdaad</text:p>
      <text:p text:style-name="P1">waarschijnlijk – wss</text:p>
      <text:p text:style-name="P1">bijvoorbeeld – b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5:54.200007891</meta:creation-date>
    <dc:date>2020-03-11T14:22:54.226148312</dc:date>
    <meta:editing-duration>PT7M2S</meta:editing-duration>
    <meta:editing-cycles>1</meta:editing-cycles>
    <meta:document-statistic meta:table-count="0" meta:image-count="0" meta:object-count="0" meta:page-count="1" meta:paragraph-count="11" meta:word-count="25" meta:character-count="169" meta:non-whitespace-character-count="145"/>
    <meta:generator>LibreOffice/6.0.7.3$Linux_X86_64 LibreOffice_project/00m0$Build-3</meta:generator>
  </office:meta>
</office:document-meta>
</file>